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Sawasdee" fo:font-size="10pt" style:font-size-asian="10pt" style:font-size-complex="10pt"/>
    </style:style>
    <style:style style:name="P2" style:family="paragraph" style:parent-style-name="Standard">
      <style:text-properties style:font-name="Sawasdee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awasde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text-properties style:font-name="Sawasdee"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10" style:family="paragraph" style:parent-style-name="Standard">
      <style:paragraph-properties fo:break-before="page"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text-properties style:font-name="Sawasdee" fo:font-size="10pt" style:font-size-asian="10pt" style:font-size-complex="10pt"/>
    </style:style>
    <style:style style:name="P14" style:family="paragraph" style:parent-style-name="Standard" style:list-style-name="L3">
      <style:text-properties style:font-name="Sawasdee" fo:font-size="10pt" style:font-size-asian="10pt" style:font-size-complex="10pt"/>
    </style:style>
    <style:style style:name="P15" style:family="paragraph" style:parent-style-name="Standard" style:list-style-name="L6">
      <style:text-properties style:font-name="Sawasdee" fo:font-size="10pt" style:font-size-asian="10pt" style:font-size-complex="10pt"/>
    </style:style>
    <style:style style:name="P16" style:family="paragraph" style:parent-style-name="Standard" style:list-style-name="L7">
      <style:text-properties style:font-name="Sawasdee" fo:font-size="10pt" style:font-size-asian="10pt" style:font-size-complex="10pt"/>
    </style:style>
    <style:style style:name="P17" style:family="paragraph" style:parent-style-name="Standard" style:list-style-name="L8">
      <style:text-properties style:font-name="Sawasdee" fo:font-size="10pt" style:font-size-asian="10pt" style:font-size-complex="10pt"/>
    </style:style>
    <style:style style:name="P18" style:family="paragraph" style:parent-style-name="Standard" style:list-style-name="L9">
      <style:text-properties style:font-name="Sawasdee" fo:font-size="10pt" style:font-size-asian="10pt" style:font-size-complex="10pt"/>
    </style:style>
    <style:style style:name="P19" style:family="paragraph" style:parent-style-name="Standard" style:list-style-name="L10">
      <style:text-properties style:font-name="Sawasdee" fo:font-size="10pt" style:font-size-asian="10pt" style:font-size-complex="10pt"/>
    </style:style>
    <style:style style:name="P20" style:family="paragraph" style:parent-style-name="Standard" style:list-style-name="L15">
      <style:text-properties style:font-name="Sawasdee" fo:font-size="10pt" style:font-size-asian="10pt" style:font-size-complex="10pt"/>
    </style:style>
    <style:style style:name="P21" style:family="paragraph" style:parent-style-name="Standard" style:list-style-name="L16">
      <style:text-properties style:font-name="Sawasdee" fo:font-size="10pt" style:font-size-asian="10pt" style:font-size-complex="10pt"/>
    </style:style>
    <style:style style:name="P22" style:family="paragraph" style:parent-style-name="Standard" style:list-style-name="L18">
      <style:text-properties style:font-name="Sawasdee" fo:font-size="10pt" style:font-size-asian="10pt" style:font-size-complex="10pt"/>
    </style:style>
    <style:style style:name="P23" style:family="paragraph" style:parent-style-name="Standard" style:list-style-name="L19">
      <style:text-properties style:font-name="Sawasdee" fo:font-size="10pt" style:font-size-asian="10pt" style:font-size-complex="10pt"/>
    </style:style>
    <style:style style:name="P24" style:family="paragraph" style:parent-style-name="Standard" style:list-style-name="L21">
      <style:text-properties style:font-name="Sawasdee" fo:font-size="10pt" style:font-size-asian="10pt" style:font-size-complex="10pt"/>
    </style:style>
    <style:style style:name="P25" style:family="paragraph" style:parent-style-name="Standard" style:list-style-name="L22">
      <style:text-properties style:font-name="Sawasdee" fo:font-size="10pt" style:font-size-asian="10pt" style:font-size-complex="10pt"/>
    </style:style>
    <style:style style:name="P26" style:family="paragraph" style:parent-style-name="Standard" style:list-style-name="L24">
      <style:text-properties style:font-name="Sawasdee" fo:font-size="10pt" style:font-size-asian="10pt" style:font-size-complex="10pt"/>
    </style:style>
    <style:style style:name="P27" style:family="paragraph" style:parent-style-name="Standard" style:list-style-name="L25">
      <style:text-properties style:font-name="Sawasdee" fo:font-size="10pt" style:font-size-asian="10pt" style:font-size-complex="10pt"/>
    </style:style>
    <style:style style:name="P28" style:family="paragraph" style:parent-style-name="Standard" style:list-style-name="L26">
      <style:text-properties style:font-name="Sawasdee" fo:font-size="10pt" style:font-size-asian="10pt" style:font-size-complex="10pt"/>
    </style:style>
    <style:style style:name="P29" style:family="paragraph" style:parent-style-name="Standard" style:list-style-name="L28">
      <style:text-properties style:font-name="Sawasdee" fo:font-size="10pt" style:font-size-asian="10pt" style:font-size-complex="10pt"/>
    </style:style>
    <style:style style:name="P30" style:family="paragraph" style:parent-style-name="Standard" style:list-style-name="L29">
      <style:text-properties style:font-name="Sawasdee" fo:font-size="10pt" style:font-size-asian="10pt" style:font-size-complex="10pt"/>
    </style:style>
    <style:style style:name="P31" style:family="paragraph" style:parent-style-name="Standard" style:list-style-name="L2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 style:list-style-name="L1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 style:list-style-name="L7">
      <style:text-properties style:font-name="Sawasdee" fo:font-size="10pt" fo:font-style="normal" style:font-size-asian="10pt" style:font-style-asian="normal" style:font-size-complex="10pt" style:font-style-complex="normal"/>
    </style:style>
    <style:style style:name="P34" style:family="paragraph" style:parent-style-name="Standard" style:list-style-name="L13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 style:list-style-name="L26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 style:list-style-name="L29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 style:list-style-name="L30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 style:list-style-name="L7"/>
    <style:style style:name="P39" style:family="paragraph" style:parent-style-name="Standard" style:list-style-name="L21"/>
    <style:style style:name="P40" style:family="paragraph" style:parent-style-name="Standard" style:list-style-name="L4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41" style:family="paragraph" style:parent-style-name="Standard" style:list-style-name="L11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42" style:family="paragraph" style:parent-style-name="Standard" style:list-style-name="L5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3" style:family="paragraph" style:parent-style-name="Standard" style:list-style-name="L12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4" style:family="paragraph" style:parent-style-name="Standard" style:list-style-name="L14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5" style:family="paragraph" style:parent-style-name="Standard" style:list-style-name="L17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6" style:family="paragraph" style:parent-style-name="Standard" style:list-style-name="L20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7" style:family="paragraph" style:parent-style-name="Standard" style:list-style-name="L23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8" style:family="paragraph" style:parent-style-name="Standard" style:list-style-name="L27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9" style:family="paragraph" style:parent-style-name="Standard" style:list-style-name="L31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T1" style:family="text">
      <style:text-properties style:font-name="Sawasdee" fo:font-size="10pt" style:font-size-asian="10pt" style:font-size-complex="10pt"/>
    </style:style>
    <style:style style:name="T2" style:family="text">
      <style:text-properties style:font-name="Sawasdee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Sawasdee" fo:font-size="10pt" fo:font-style="normal" style:font-size-asian="10pt" style:font-style-asian="normal" style:font-size-complex="10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dministración Avanzada de Perfiles de Usuario (com_aapu)</text:p>
      <text:p text:style-name="P1"/>
      <text:p text:style-name="P2">Usuarios</text:p>
      <text:list xml:id="list528928194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12"><text:span text:style-name="T1">Fron-end: los escenarios pueden ser ejecutados por cualquier </text:span><text:span text:style-name="T2">usuario registrado</text:span><text:span text:style-name="T1">.</text:span></text:p>
        </text:list-item>
      </text:list>
      <text:p text:style-name="P1"/>
      <text:p text:style-name="P2">Back-end</text:p>
      <text:list xml:id="list1474337176" text:style-name="L2">
        <text:list-item>
          <text:p text:style-name="P13">Instalación del componente</text:p>
        </text:list-item>
        <text:list-item>
          <text:p text:style-name="P13">Creación de un nuevo tipo de dato</text:p>
        </text:list-item>
        <text:list-item>
          <text:p text:style-name="P13">Edición de un tipo de dato</text:p>
        </text:list-item>
        <text:list-item>
          <text:p text:style-name="P13">Eliminación de un tipo de dato</text:p>
        </text:list-item>
        <text:list-item>
          <text:p text:style-name="P13">Eliminación de un conjunto de tipos de datos (Eliminar varios a la vez)</text:p>
        </text:list-item>
        <text:list-item>
          <text:p text:style-name="P31">Fron-end: los escenarios pueden ser ejecutados por cualquier <text:span text:style-name="T5">usuario, registrado o no</text:span>.</text:p>
        </text:list-item>
        <text:list-item>
          <text:p text:style-name="P13">Creación de una nueva pestaña</text:p>
        </text:list-item>
        <text:list-item>
          <text:p text:style-name="P13">Edición de una pestaña</text:p>
        </text:list-item>
        <text:list-item>
          <text:p text:style-name="P13">Eliminación de una pestaña</text:p>
        </text:list-item>
        <text:list-item>
          <text:p text:style-name="P13">Eliminación de un conjunto de pestañas (Eliminar varias a la vez)</text:p>
        </text:list-item>
        <text:list-item>
          <text:p text:style-name="P13">Creación de un nuevo atributo</text:p>
        </text:list-item>
        <text:list-item>
          <text:p text:style-name="P13">Edición de un atributo</text:p>
        </text:list-item>
        <text:list-item>
          <text:p text:style-name="P13">Desactivación (Despublicación) de un atributo.</text:p>
        </text:list-item>
        <text:list-item>
          <text:p text:style-name="P13">Eliminación de un atributo</text:p>
        </text:list-item>
        <text:list-item>
          <text:p text:style-name="P13">Eliminación de un conjunto de atributos (Eliminar varios a la vez)</text:p>
        </text:list-item>
        <text:list-item>
          <text:p text:style-name="P13">Creación de un nuevo usuario</text:p>
        </text:list-item>
        <text:list-item>
          <text:p text:style-name="P13">Edición de un usuario existente</text:p>
        </text:list-item>
        <text:list-item>
          <text:p text:style-name="P13">Eliminación de un usuario existente</text:p>
        </text:list-item>
        <text:list-item>
          <text:p text:style-name="P13">Eliminación de un conjunto de usuarios</text:p>
        </text:list-item>
      </text:list>
      <text:p text:style-name="P1"/>
      <text:p text:style-name="P2">Fron-end</text:p>
      <text:list xml:id="list1403626544" text:style-name="L3">
        <text:list-item>
          <text:p text:style-name="P14">Un usuario registrado accede a la pantalla de edición de su perfil y lo edita.</text:p>
        </text:list-item>
      </text:list>
      <text:p text:style-name="P1"/>
      <text:p text:style-name="P7">Sub-escenarios</text:p>
      <text:list xml:id="list1061612285" text:style-name="L4">
        <text:list-item>
          <text:p text:style-name="P40">En todos los escenarios se presentan las siguentes alternativas:</text:p>
          <text:list>
            <text:list-item>
              <text:p text:style-name="P40">éxito: se logra el objetivo correctamente</text:p>
            </text:list-item>
            <text:list-item>
              <text:p text:style-name="P40">fracaso: no se puede lograr el objetivo por algún motivo en particular (Faltan datos obligatorios, los datos cargados no son válidos, etc). Deben figurar en los casos de test.</text:p>
            </text:list-item>
            <text:list-item>
              <text:p text:style-name="P40">cancelación: en cualquier momento el usuario puede cancelar la operación.</text:p>
            </text:list-item>
          </text:list>
        </text:list-item>
        <text:list-item>
          <text:p text:style-name="P40">En los escenarios 2 y 3, se presenta un alternativa extra:</text:p>
          <text:list>
            <text:list-item>
              <text:p text:style-name="P40">Se carga o editar correctamente el tipo de datos, pero no renderiza de la manera esperada en la edición del perfil de usuario → Errores en archivo render.</text:p>
            </text:list-item>
          </text:list>
        </text:list-item>
      </text:list>
      <text:p text:style-name="P8"/>
      <text:p text:style-name="P7">Casos de test</text:p>
      <text:list xml:id="list1846907649" text:style-name="L5">
        <text:list-item>
          <text:p text:style-name="P42">Están escritos 5 casos de test, pero no son correctos. Deben ser modificados.</text:p>
        </text:list-item>
      </text:list>
      <text:p text:style-name="P10">Zonales login (mod_zlogin, mod_sessioninfo, com_alias, mod_alias, com_user modificado)</text:p>
      <text:p text:style-name="P1"/>
      <text:p text:style-name="P2">Usuarios</text:p>
      <text:list xml:id="list160202014" text:continue-list="list528928194" text:style-name="L1">
        <text:list-item>
          <text:p text:style-name="P11"><text:span text:style-name="T1">Back-end: instalación del módulo/componente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12"><text:span text:style-name="T1">Fron-end: los escenarios pueden ser ejecutados por cualquier </text:span><text:span text:style-name="T2">usuario, registrado o no</text:span><text:span text:style-name="T1">.</text:span></text:p>
        </text:list-item>
      </text:list>
      <text:p text:style-name="P1"/>
      <text:p text:style-name="P2">Back-end</text:p>
      <text:list xml:id="list1679135857" text:style-name="L6">
        <text:list-item>
          <text:p text:style-name="P15">Instalación del componente com_alias</text:p>
        </text:list-item>
        <text:list-item>
          <text:p text:style-name="P15">Instalación del módulo mod_zlogin</text:p>
        </text:list-item>
        <text:list-item>
          <text:p text:style-name="P15">Instalación del módulo mod_sessioninfo</text:p>
        </text:list-item>
        <text:list-item>
          <text:p text:style-name="P15">Configurar los parámetros del módulo mod_sessioninfo para que una vez logueado el usuario pueda acceder a su perfil utilizando AAPU.</text:p>
        </text:list-item>
      </text:list>
      <text:p text:style-name="P1"/>
      <text:p text:style-name="P2">Fron-end</text:p>
      <text:list xml:id="list547834698" text:style-name="L7">
        <text:list-item>
          <text:p text:style-name="P16">Login exitoso utilizando un proveedor externo a Zonales</text:p>
          <text:list>
            <text:list-item>
              <text:p text:style-name="P16">El Usuario informa que no existe en el sistema.</text:p>
            </text:list-item>
            <text:list-item>
              <text:p text:style-name="P16">El Usuario informa que ya existente en el sistema</text:p>
            </text:list-item>
            <text:list-item>
              <text:p text:style-name="P16">El Usuario no selecciona nada (vuelve atrás, cierra la página, o cualquier otra acción inesperada)</text:p>
            </text:list-item>
          </text:list>
        </text:list-item>
        <text:list-item>
          <text:p text:style-name="P16">Login fallido utilizando un proveedor externo a Zonales</text:p>
          <text:list>
            <text:list-item>
              <text:p text:style-name="P16">Credenciales falsas o intexistentes</text:p>
            </text:list-item>
            <text:list-item>
              <text:p text:style-name="P16">Cancelación de login en proveedor externo</text:p>
            </text:list-item>
          </text:list>
        </text:list-item>
        <text:list-item>
          <text:p text:style-name="P16">Login exitoso utilizando Zonales como proveedor de autentificación.</text:p>
        </text:list-item>
        <text:list-item>
          <text:p text:style-name="P16">Login fallido utilizando Zonales como proveedor de autentificación.</text:p>
          <text:list>
            <text:list-item>
              <text:p text:style-name="P16">Credenciales falsas o inexistentes.</text:p>
            </text:list-item>
          </text:list>
        </text:list-item>
        <text:list-item>
          <text:p text:style-name="P16">Registro de un nuevo usuario utilizando Zonales como proveedor de autentificación (utiliza com_user modificado)</text:p>
          <text:list>
            <text:list-item>
              <text:p text:style-name="P16">El sistema detecta utilizando el nombre completo ingresado del usuario y la fecha de nacimiento que el usuario existe en el sistema</text:p>
            </text:list-item>
            <text:list-item>
              <text:p text:style-name="P16">El sistema no detecta al usuario como existente en el sistema.</text:p>
            </text:list-item>
          </text:list>
        </text:list-item>
        <text:list-item>
          <text:p text:style-name="P38"><text:span text:style-name="T1">Utilizando autentificación por Zonales el usuario selecciona la opción </text:span><text:span text:style-name="T2">“¿Olvido su contraseña?”</text:span></text:p>
        </text:list-item>
        <text:list-item>
          <text:p text:style-name="P38"><text:span text:style-name="T4">Utilizando autentificación por Zonales el usuario selecciona la opción </text:span><text:span text:style-name="T2">“¿Olvido su nombre de usuario?”</text:span></text:p>
        </text:list-item>
        <text:list-item>
          <text:p text:style-name="P33">Asociación de un nuevo Alias (utilizando un proveedor externo a Zonales) por parte de un usuario</text:p>
          <text:list>
            <text:list-item>
              <text:p text:style-name="P33">Éxito: el usuario se identifica correctamente en el proveedor externo</text:p>
            </text:list-item>
            <text:list-item>
              <text:p text:style-name="P33">Fracaso: el usuario no se identifica correctamente o cancela el login en el proveedor externo.</text:p>
            </text:list-item>
          </text:list>
        </text:list-item>
        <text:list-item>
          <text:p text:style-name="P33">Login utilizando un alias (proveedor externo) desactivado en la administración de alias del usuario.</text:p>
        </text:list-item>
        <text:list-item>
          <text:p text:style-name="P33">Un usuario ya logueado exitosamente accede a la edición de su perfil personal.</text:p>
        </text:list-item>
      </text:list>
      <text:p text:style-name="P4"/>
      <text:p text:style-name="P3">Proveedores de autenticación externos soportados por ZLogin</text:p>
      <text:section text:style-name="Sect1" text:name="Section1">
        <text:list xml:id="list563307316" text:style-name="L8">
          <text:list-item>
            <text:p text:style-name="P17">Google</text:p>
          </text:list-item>
          <text:list-item>
            <text:p text:style-name="P17">Yahoo</text:p>
          </text:list-item>
          <text:list-item>
            <text:p text:style-name="P17">MyOpenID</text:p>
          </text:list-item>
          <text:list-item>
            <text:p text:style-name="P17">LiveJournal</text:p>
          </text:list-item>
          <text:list-item>
            <text:p text:style-name="P17">Microsoft</text:p>
          </text:list-item>
          <text:list-item>
            <text:p text:style-name="P17">Facebook</text:p>
          </text:list-item>
          <text:list-item>
            <text:p text:style-name="P17">Verisign</text:p>
          </text:list-item>
          <text:list-item>
            <text:p text:style-name="P17">MySpace</text:p>
          </text:list-item>
          <text:list-item>
            <text:p text:style-name="P17">Wordpress</text:p>
          </text:list-item>
          <text:list-item>
            <text:p text:style-name="P17">ClaimID</text:p>
          </text:list-item>
          <text:list-item>
            <text:p text:style-name="P17">Flickr</text:p>
          </text:list-item>
          <text:list-item>
            <text:p text:style-name="P17">Orange</text:p>
          </text:list-item>
          <text:list-item>
            <text:p text:style-name="P17"><text:soft-page-break/>Microsoft_OpenID</text:p>
          </text:list-item>
          <text:list-item>
            <text:p text:style-name="P17">OpenID</text:p>
          </text:list-item>
          <text:list-item>
            <text:p text:style-name="P17">Aol</text:p>
          </text:list-item>
          <text:list-item>
            <text:p text:style-name="P17">Zonales</text:p>
          </text:list-item>
          <text:list-item>
            <text:p text:style-name="P17">Twitter</text:p>
          </text:list-item>
        </text:list>
      </text:section>
      <text:p text:style-name="P1"/>
      <text:p text:style-name="P1">Para cada uno de estos proveedores se aplican los escenarios de Fron-End 1, 2 y 8, con sus distintas alternativas.</text:p>
      <text:p text:style-name="P1"/>
      <text:p text:style-name="P7">Casos de test</text:p>
      <text:list xml:id="list2014655779" text:continue-list="list1846907649" text:style-name="L5">
        <text:list-item>
          <text:p text:style-name="P42">Están escritos y ejecutados. Debe revisarse el documento para verificar:</text:p>
          <text:list>
            <text:list-item>
              <text:p text:style-name="P42">Si hay que agregar más casos de test, dado que se modificó el login luego de que los test escritos se ejecutaron.</text:p>
            </text:list-item>
            <text:list-item>
              <text:p text:style-name="P42">Revisar los existentes para ver si están correctos y si los problemas encontrados en alguno de ellos ya se solucionaron.</text:p>
            </text:list-item>
            <text:list-item>
              <text:p text:style-name="P42">Volver a ejecutar todos los casos de test luego de la revisión del documento.</text:p>
            </text:list-item>
          </text:list>
        </text:list-item>
      </text:list>
      <text:p text:style-name="P9"/>
      <text:p text:style-name="P9"/>
      <text:p text:style-name="P10"><text:bookmark-start text:name="__DdeLink__421_525933393"/>Banners (mod_zbanners, com_banners modificado)</text:p>
      <text:p text:style-name="P1"/>
      <text:p text:style-name="P2">Usuarios</text:p>
      <text:list xml:id="list1755358194" text:continue-list="list160202014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32">Fron-end: los escenarios se ejecutan automáticamente.</text:p>
        </text:list-item>
      </text:list>
      <text:p text:style-name="P1"/>
      <text:p text:style-name="P2">Back-end</text:p>
      <text:list xml:id="list1271669567" text:style-name="L9">
        <text:list-item>
          <text:p text:style-name="P18">Instalación del módulo</text:p>
        </text:list-item>
        <text:list-item>
          <text:p text:style-name="P18">Configuración de parámetros del módulo</text:p>
        </text:list-item>
        <text:list-item>
          <text:p text:style-name="P18">Creación de un nuevo banner</text:p>
        </text:list-item>
        <text:list-item>
          <text:p text:style-name="P18">Edición de un banner existente</text:p>
        </text:list-item>
        <text:list-item>
          <text:p text:style-name="P18">Eliminación de un único banner</text:p>
        </text:list-item>
        <text:list-item>
          <text:p text:style-name="P18">Eliminación de un conjunto de banners (Eliminar varios a la vez)</text:p>
        </text:list-item>
        <text:list-item>
          <text:p text:style-name="P18">Creación de un nuevo cliente para los banners</text:p>
        </text:list-item>
        <text:list-item>
          <text:p text:style-name="P18">Edición de un cliente existente</text:p>
        </text:list-item>
        <text:list-item>
          <text:p text:style-name="P18">Eliminación de un único cliente</text:p>
        </text:list-item>
        <text:list-item>
          <text:p text:style-name="P18">Eliminación de un conjunto de clientes (Eliminar varios a la vez)</text:p>
        </text:list-item>
        <text:list-item>
          <text:p text:style-name="P18">Creación de un nueva categoría de banners</text:p>
        </text:list-item>
        <text:list-item>
          <text:p text:style-name="P18">Edición de una categoria existente</text:p>
        </text:list-item>
        <text:list-item>
          <text:p text:style-name="P18">Eliminación de una única categoría</text:p>
        </text:list-item>
        <text:list-item>
          <text:p text:style-name="P18">Eliminación de un conjunto de categorías (Eliminar varias a la vez)</text:p>
        </text:list-item>
      </text:list>
      <text:p text:style-name="P1"/>
      <text:p text:style-name="P2">Fron-end</text:p>
      <text:list xml:id="list182204836" text:style-name="L10">
        <text:list-item>
          <text:p text:style-name="P19">Un usuario ve los banners ordenados por relevancia de acuerdo a la zona a la que corresponde el banner y las zonas ecualizadas por el usuario.</text:p>
        </text:list-item>
      </text:list>
      <text:p text:style-name="P1"/>
      <text:p text:style-name="P7">Sub-escenarios</text:p>
      <text:list xml:id="list975731695" text:style-name="L11">
        <text:list-item>
          <text:p text:style-name="P41">En todos los escenarios de back-end se presentan las siguentes alternativas:</text:p>
          <text:list>
            <text:list-item>
              <text:p text:style-name="P41">éxito: se logra el objetivo correctamente</text:p>
            </text:list-item>
            <text:list-item>
              <text:p text:style-name="P41">fracaso: no se puede lograr el objetivo por algún motivo en particular (Faltan datos obligatorios, los datos cargados no son válidos, etc). Deben figurar en los casos de test.</text:p>
            </text:list-item>
            <text:list-item>
              <text:p text:style-name="P41">cancelación: en cualquier momento el usuario puede cancelar la operación.</text:p>
            </text:list-item>
          </text:list>
        </text:list-item>
      </text:list>
      <text:p text:style-name="P8"/>
      <text:p text:style-name="P7">Casos de test</text:p>
      <text:list xml:id="list2100699719" text:style-name="L12">
        <text:list-item>
          <text:p text:style-name="P43">No hay casos de test escritos<text:bookmark-end text:name="__DdeLink__421_525933393"/></text:p>
        </text:list-item>
      </text:list>
      <text:p text:style-name="P9"/>
      <text:p text:style-name="P9"/>
      <text:p text:style-name="P10">Motor de ecualización (com_eqzonales)</text:p>
      <text:p text:style-name="P1"/>
      <text:p text:style-name="P2">Usuarios</text:p>
      <text:list xml:id="list1671667178" text:continue-list="list1755358194" text:style-name="L1">
        <text:list-item>
          <text:p text:style-name="P11"><text:span text:style-name="T1">Back-end: instalación del componente por un </text:span><text:span text:style-name="T2">usuario </text:span><text:span text:style-name="T3">con privilegios de </text:span><text:span text:style-name="T2">administración.</text:span></text:p>
        </text:list-item>
      </text:list>
      <text:p text:style-name="P1"/>
      <text:p text:style-name="P2">Back-end</text:p>
      <text:list xml:id="list1178708453" text:style-name="L13">
        <text:list-item>
          <text:p text:style-name="P34">Instalación del módulo</text:p>
        </text:list-item>
      </text:list>
      <text:p text:style-name="P5"/>
      <text:p text:style-name="P5">No tiene más escenarios. El usuario interactúa con el motor a través del ecualizador gráfico.</text:p>
      <text:p text:style-name="P8"/>
      <text:p text:style-name="P7">Casos de test</text:p>
      <text:list xml:id="list1211380049" text:style-name="L14">
        <text:list-item>
          <text:p text:style-name="P44">Se decidió testear el motor con la herramiena SimpleTest. Hay algunos scripts escritos, pero no esá completo. Ver el el repositorio <text:a xlink:type="simple" xlink:href="http://zonales.googlecode.com/svn/trunk/test">http://zonales.googlecode.com/svn/trunk/test</text:a></text:p>
        </text:list-item>
      </text:list>
      <text:p text:style-name="P9"/>
      <text:p text:style-name="P9"/>
      <text:p text:style-name="P9"/>
      <text:p text:style-name="P10"><text:bookmark-start text:name="__DdeLink__898_525933393"/>Ecualizador de Interés (mod_eq)</text:p>
      <text:p text:style-name="P1"/>
      <text:p text:style-name="P2">Usuarios</text:p>
      <text:list xml:id="list629117446" text:continue-list="list1671667178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32">Fron-end: los escenarios son ejecutados cualquier tipo de <text:span text:style-name="T5">usuario</text:span>.</text:p>
        </text:list-item>
      </text:list>
      <text:p text:style-name="P1"/>
      <text:p text:style-name="P2">Back-end</text:p>
      <text:list xml:id="list1223001496" text:style-name="L15">
        <text:list-item>
          <text:p text:style-name="P20">Instalación del módulo</text:p>
        </text:list-item>
        <text:list-item>
          <text:p text:style-name="P20">Configuración de parámetros del módulo:</text:p>
          <text:list>
            <text:list-item>
              <text:p text:style-name="P20">Descripción</text:p>
            </text:list-item>
            <text:list-item>
              <text:p text:style-name="P20">Mensaje de error en caso de no encontrar ecualizador para el usuario</text:p>
            </text:list-item>
          </text:list>
        </text:list-item>
      </text:list>
      <text:p text:style-name="P1"/>
      <text:p text:style-name="P2">Fron-end</text:p>
      <text:list xml:id="list1849961851" text:style-name="L16">
        <text:list-item>
          <text:p text:style-name="P21">Un usuario no registrado</text:p>
          <text:list>
            <text:list-item>
              <text:p text:style-name="P21">Accede al sitio -&gt; Se le asigna un ecualizador de preferencias por defecto.</text:p>
            </text:list-item>
            <text:list-item>
              <text:p text:style-name="P21">Agrega bandas de ecualización.</text:p>
            </text:list-item>
            <text:list-item>
              <text:p text:style-name="P21">Elimina bandas de ecualización.</text:p>
            </text:list-item>
            <text:list-item>
              <text:p text:style-name="P21">Cambia valores en las bandas de ecualización.</text:p>
            </text:list-item>
          </text:list>
        </text:list-item>
        <text:list-item>
          <text:p text:style-name="P21">Un usuario registrado</text:p>
          <text:list>
            <text:list-item>
              <text:p text:style-name="P21">Accede al sitio -&gt; Se recupera su ecualizador de preferencias.</text:p>
              <text:list>
                <text:list-item>
                  <text:p text:style-name="P21">Si es la primera vez que accede, se recupera el ecualizador por defecto.</text:p>
                </text:list-item>
              </text:list>
            </text:list-item>
            <text:list-item>
              <text:p text:style-name="P21">Agrega bandas de ecualización.</text:p>
            </text:list-item>
            <text:list-item>
              <text:p text:style-name="P21">Elimina bandas de ecualización.</text:p>
            </text:list-item>
            <text:list-item>
              <text:p text:style-name="P21">Cambia valores en las bandas de ecualización.</text:p>
            </text:list-item>
          </text:list>
        </text:list-item>
      </text:list>
      <text:p text:style-name="P5"/>
      <text:p text:style-name="P7">Casos de test</text:p>
      <text:list xml:id="list2109283621" text:style-name="L17">
        <text:list-item>
          <text:p text:style-name="P45">No hay casos de test escritos.<text:bookmark-end text:name="__DdeLink__898_525933393"/></text:p>
        </text:list-item>
      </text:list>
      <text:p text:style-name="P9"/>
      <text:p text:style-name="P9"/>
      <text:p text:style-name="P10">Nube de Etiquetas (mod_zcloud)</text:p>
      <text:p text:style-name="P1"/>
      <text:p text:style-name="P2">Usuarios</text:p>
      <text:list xml:id="list1231911577" text:continue-list="list629117446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</text:span><text:span text:style-name="T2">administración.</text:span></text:p>
        </text:list-item>
        <text:list-item>
          <text:p text:style-name="P32">Fron-end: los escenarios son ejecutados cualquier tipo de <text:span text:style-name="T5">usuario</text:span>.</text:p>
        </text:list-item>
      </text:list>
      <text:p text:style-name="P1"/>
      <text:p text:style-name="P2">Back-end</text:p>
      <text:list xml:id="list804197654" text:style-name="L18">
        <text:list-item>
          <text:p text:style-name="P22">Instalación del módulo</text:p>
        </text:list-item>
        <text:list-item>
          <text:p text:style-name="P22">Configuración de parámetros del módulo:</text:p>
          <text:list>
            <text:list-item>
              <text:p text:style-name="P22">Ancho</text:p>
            </text:list-item>
            <text:list-item>
              <text:p text:style-name="P22">Cantidad de tags a mostrar</text:p>
            </text:list-item>
            <text:list-item>
              <text:p text:style-name="P22">Tamaño máximo de la fuente</text:p>
            </text:list-item>
            <text:list-item>
              <text:p text:style-name="P22">Relevancia mínima</text:p>
            </text:list-item>
          </text:list>
        </text:list-item>
      </text:list>
      <text:p text:style-name="P1"/>
      <text:p text:style-name="P2">Fron-end</text:p>
      <text:list xml:id="list1615872963" text:style-name="L19">
        <text:list-item>
          <text:p text:style-name="P23">Un usuario selecciona un tag de la nube → Las noicias mostradas se priorizan de acuerdo al tag seleccionado.</text:p>
        </text:list-item>
      </text:list>
      <text:p text:style-name="P5"/>
      <text:p text:style-name="P7">Casos de test</text:p>
      <text:list xml:id="list2063623642" text:style-name="L20">
        <text:list-item>
          <text:p text:style-name="P46">No hay casos de test escritos.</text:p>
        </text:list-item>
      </text:list>
      <text:p text:style-name="P9"/>
      <text:p text:style-name="P9"/>
      <text:p text:style-name="P7"/>
      <text:p text:style-name="P10">Motor de segmentación de información mediante etiquetas. Autoetiquetado (com_customproperties)</text:p>
      <text:p text:style-name="P1"/>
      <text:p text:style-name="P2">Usuarios</text:p>
      <text:list xml:id="list1017325291" text:continue-list="list1231911577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gestor o superior</text:span><text:span text:style-name="T2">.</text:span></text:p>
        </text:list-item>
        <text:list-item>
          <text:p text:style-name="P32">Fron-end: los escenarios son ejecutados por cualquier tipo de <text:span text:style-name="T5">usuario </text:span>que pueda publicar o editar artículos.</text:p>
        </text:list-item>
      </text:list>
      <text:p text:style-name="P1"/>
      <text:p text:style-name="P2">Back-end</text:p>
      <text:list xml:id="list1849996403" text:style-name="L21">
        <text:list-item>
          <text:p text:style-name="P24">Instalación del componente</text:p>
        </text:list-item>
        <text:list-item>
          <text:p text:style-name="P24">Creación de una etiqueta jerárquica tipo raíz (root_value)</text:p>
        </text:list-item>
        <text:list-item>
          <text:p text:style-name="P24">Edición de una etiqueta jerárquica tipo raíz (root_value)</text:p>
        </text:list-item>
        <text:list-item>
          <text:p text:style-name="P24">Eliminación de una única etiqueta jerárquica tipo raíz (root_value)</text:p>
        </text:list-item>
        <text:list-item>
          <text:p text:style-name="P24">Eliminación de un conjunto de etiquetas jerárquicas tipo raíz (root_value)</text:p>
        </text:list-item>
        <text:list-item>
          <text:p text:style-name="P24">Creación de una etiqueta jerárquica que no es de tipo raíz</text:p>
        </text:list-item>
        <text:list-item>
          <text:p text:style-name="P39"><text:span text:style-name="T1">Edición de una etiqueta jerárquica </text:span><text:bookmark-start text:name="__DdeLink__487_1835774963"/><text:span text:style-name="T1">que no es de tipo raíz</text:span><text:bookmark-end text:name="__DdeLink__487_1835774963"/></text:p>
        </text:list-item>
        <text:list-item>
          <text:p text:style-name="P24">Eliminación de una única etiqueta jerárquica que no es de tipo raíz</text:p>
        </text:list-item>
        <text:list-item>
          <text:p text:style-name="P24">Eliminación de un conjunto de etiquetas que no son de tipo raíz</text:p>
        </text:list-item>
        <text:list-item>
          <text:p text:style-name="P24">Creación de una propiedad personalizada (field)</text:p>
        </text:list-item>
        <text:list-item>
          <text:p text:style-name="P24">Edición de una propiedad personalizada (field)</text:p>
        </text:list-item>
        <text:list-item>
          <text:p text:style-name="P24">Eliminación de una única propiedad personalizada (field)</text:p>
        </text:list-item>
        <text:list-item>
          <text:p text:style-name="P24">Eliminación de un conjunto de propiedades personalizadas (fields)</text:p>
        </text:list-item>
        <text:list-item>
          <text:p text:style-name="P24">Tageo de un artículo existente</text:p>
        </text:list-item>
        <text:list-item>
          <text:p text:style-name="P24">Luego de crear un artículo nuevo, el sistema presena una pantalla con sugerencias de tags</text:p>
        </text:list-item>
      </text:list>
      <text:p text:style-name="P1"/>
      <text:p text:style-name="P2">Fron-end</text:p>
      <text:list xml:id="list856608233" text:style-name="L22">
        <text:list-item>
          <text:p text:style-name="P25">Tageo de un artículo existente</text:p>
        </text:list-item>
        <text:list-item>
          <text:p text:style-name="P25">Luego de crear un artículo nuevo, el sistema presena una pantalla con sugerencias de tags</text:p>
        </text:list-item>
      </text:list>
      <text:p text:style-name="P1"/>
      <text:p text:style-name="P7">Sub-escenarios</text:p>
      <text:list xml:id="list1721125106" text:continue-list="list975731695" text:style-name="L11">
        <text:list-item>
          <text:p text:style-name="P41">En todos los escenarios de back-end se presentan las siguentes alternativas:</text:p>
          <text:list>
            <text:list-item>
              <text:p text:style-name="P41">éxito: se logra el objetivo correctamente</text:p>
            </text:list-item>
            <text:list-item>
              <text:p text:style-name="P41">fracaso: no se puede lograr el objetivo por algún motivo en particular (Faltan datos obligatorios, los datos cargados no son válidos, etc). Deben figurar en los casos de test.</text:p>
            </text:list-item>
            <text:list-item>
              <text:p text:style-name="P41">cancelación: en cualquier momento el usuario puede cancelar la operación.</text:p>
            </text:list-item>
          </text:list>
        </text:list-item>
      </text:list>
      <text:p text:style-name="P5"/>
      <text:p text:style-name="P7">Casos de test</text:p>
      <text:list xml:id="list1669830565" text:style-name="L23">
        <text:list-item>
          <text:p text:style-name="P47">No hay casos de test escritos.</text:p>
        </text:list-item>
      </text:list>
      <text:p text:style-name="P9"/>
      <text:p text:style-name="P9"/>
      <text:p text:style-name="P10">Módulo Soy Corresponsal (mod_soycorresponsal)</text:p>
      <text:p text:style-name="P1"/>
      <text:p text:style-name="P2">Usuarios</text:p>
      <text:list xml:id="list569358533" text:continue-list="list1017325291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administración</text:span><text:span text:style-name="T2">.</text:span></text:p>
        </text:list-item>
        <text:list-item>
          <text:p text:style-name="P32">Fron-end: los escenarios son ejecutados por cualquier tipo de <text:span text:style-name="T5">usuario.</text:span></text:p>
        </text:list-item>
      </text:list>
      <text:p text:style-name="P1"/>
      <text:p text:style-name="P2">Back-end</text:p>
      <text:list xml:id="list490333152" text:style-name="L24">
        <text:list-item>
          <text:p text:style-name="P26">Instalación del módulo</text:p>
        </text:list-item>
        <text:list-item>
          <text:p text:style-name="P26">Configuración de parámetros del módulo:</text:p>
        </text:list-item>
      </text:list>
      <text:list xml:id="list826654378" text:style-name="L25">
        <text:list-item>
          <text:p text:style-name="P27">Solicitar e-mail</text:p>
        </text:list-item>
        <text:list-item>
          <text:p text:style-name="P27">Solicitar Teléfono</text:p>
        </text:list-item>
        <text:list-item>
          <text:p text:style-name="P27">Seleccionar una categoría</text:p>
        </text:list-item>
        <text:list-item>
          <text:p text:style-name="P27">Usuario</text:p>
        </text:list-item>
        <text:list-item>
          <text:p text:style-name="P27">Mensaje de confirmación</text:p>
        </text:list-item>
        <text:list-item>
          <text:p text:style-name="P27">Mensaje de error</text:p>
        </text:list-item>
        <text:list-item>
          <text:p text:style-name="P27">Texto nueva imagen captcha</text:p>
        </text:list-item>
        <text:list-item>
          <text:p text:style-name="P27">Texto ver captcha</text:p>
        </text:list-item>
        <text:list-item>
          <text:p text:style-name="P27">Texto ayuda capcha</text:p>
        </text:list-item>
      </text:list>
      <text:p text:style-name="P1"/>
      <text:p text:style-name="P2">Fron-end</text:p>
      <text:list xml:id="list1557565831" text:style-name="L26">
        <text:list-item>
          <text:p text:style-name="P28">Envío de un artículo completando correctamente todos los campos requeridos</text:p>
        </text:list-item>
        <text:list-item>
          <text:p text:style-name="P28">Envío de un artículo captcha completado erroneamente</text:p>
        </text:list-item>
        <text:list-item>
          <text:p text:style-name="P28">Envío de un artículo sin completar chaptcha</text:p>
        </text:list-item>
        <text:list-item>
          <text:p text:style-name="P28">Envío de un artículo sin completar “Nombre y Apellido”</text:p>
        </text:list-item>
        <text:list-item>
          <text:p text:style-name="P28">Envío de un artículo sin completar e-mail, estando activada la opción de back-end “solicitar e-mail”</text:p>
        </text:list-item>
        <text:list-item>
          <text:p text:style-name="P35">Envío de un artículo sin completar e-mail, estando desactivada la opción de back-end “solicitar e-mail”</text:p>
        </text:list-item>
        <text:list-item>
          <text:p text:style-name="P28"><text:bookmark-start text:name="__DdeLink__716_1835774963"/>Envío de un artículo sin completar teléfono, estando activada la opción de back-end “solicitar teléfono”<text:bookmark-end text:name="__DdeLink__716_1835774963"/></text:p>
        </text:list-item>
        <text:list-item>
          <text:p text:style-name="P35">Envío de un artículo sin completar teléfono, estando deactivada la opción de back-end “solicitar teléfono”</text:p>
        </text:list-item>
        <text:list-item>
          <text:p text:style-name="P35">Estando en la pantalla donde el usuario debe completar sus datos, se dirige a otro lugar del sitio (la operación debería cancelarse).</text:p>
        </text:list-item>
      </text:list>
      <text:p text:style-name="P5"/>
      <text:p text:style-name="P5"/>
      <text:p text:style-name="P7">Casos de test</text:p>
      <text:list xml:id="list388832447" text:style-name="L27">
        <text:list-item>
          <text:p text:style-name="P48">No hay casos de test escritos.</text:p>
        </text:list-item>
      </text:list>
      <text:p text:style-name="P9"/>
      <text:p text:style-name="P10">Workflows de publicación de contenidos (mod_jwf)</text:p>
      <text:p text:style-name="P1"/>
      <text:p text:style-name="P2">Usuarios</text:p>
      <text:list xml:id="list91306371" text:continue-list="list569358533" text:style-name="L1">
        <text:list-item>
          <text:p text:style-name="P11"><text:span text:style-name="T1">Back-end: todos los escenarios son ejecutados por un </text:span><text:span text:style-name="T2">usuario </text:span><text:span text:style-name="T3">con privilegios de administración</text:span><text:span text:style-name="T2">.</text:span></text:p>
        </text:list-item>
        <text:list-item>
          <text:p text:style-name="P32">Fron-end: los escenarios son ejecutados por cualquier <text:span text:style-name="T5">usuario </text:span>con posibilidades de envío o publicación de contenidos</text:p>
        </text:list-item>
      </text:list>
      <text:p text:style-name="P1"/>
      <text:p text:style-name="P2">Back-end</text:p>
      <text:list xml:id="list147708807" text:style-name="L28">
        <text:list-item>
          <text:p text:style-name="P29">Instalación del módulo</text:p>
        </text:list-item>
        <text:list-item>
          <text:p text:style-name="P29">Crearción de un nuevo workflow de publicación</text:p>
        </text:list-item>
        <text:list-item>
          <text:p text:style-name="P29">Edición de un workflow de publicación existente</text:p>
        </text:list-item>
        <text:list-item>
          <text:p text:style-name="P29">Eliminación de un único workflow de publicación</text:p>
        </text:list-item>
        <text:list-item>
          <text:p text:style-name="P29">Eliminación de un conjunto de workflows de publicación</text:p>
        </text:list-item>
        <text:list-item>
          <text:p text:style-name="P29">Usuario edita un contenido que tiene pendiente de revisión en su workflow</text:p>
        </text:list-item>
        <text:list-item>
          <text:p text:style-name="P29">Usuario comenta un contenido que tiene pendiente de revisión en su workflow</text:p>
        </text:list-item>
        <text:list-item>
          <text:p text:style-name="P29">Usuario envía a la siguiente estación un contenido etiquetado</text:p>
        </text:list-item>
        <text:list-item>
          <text:p text:style-name="P29">Usuario envía a la siguiente estación un contenido sin etiquetar</text:p>
        </text:list-item>
        <text:list-item>
          <text:p text:style-name="P29">Usuario retorna a la estación anterior un contenido etiquetado</text:p>
        </text:list-item>
        <text:list-item>
          <text:p text:style-name="P29">Usuario retorna a la estación anterior un contenido sin etiquetar</text:p>
        </text:list-item>
        <text:list-item>
          <text:p text:style-name="P29">Usuario etiqueta un contenido sin etiquetar</text:p>
        </text:list-item>
        <text:list-item>
          <text:p text:style-name="P29">Usuario edita etiquetas en un articulo ya etiquetado</text:p>
        </text:list-item>
        <text:list-item>
          <text:p text:style-name="P29">Usuario elimina todas las etiquetas de un conetnido etiquetado.</text:p>
        </text:list-item>
        <text:list-item>
          <text:p text:style-name="P29">Usuario publica un contenido (fin del workflow)</text:p>
        </text:list-item>
      </text:list>
      <text:p text:style-name="P1"/>
      <text:p text:style-name="P2">Fron-end</text:p>
      <text:list xml:id="list1349578022" text:style-name="L29">
        <text:list-item>
          <text:p text:style-name="P30">Usuario edita un contenido que tiene pendiente de revisión en su workflow</text:p>
        </text:list-item>
        <text:list-item>
          <text:p text:style-name="P30">Usuario comenta un contenido que tiene pendiente de revisión en su workflow</text:p>
        </text:list-item>
        <text:list-item>
          <text:p text:style-name="P30">Usuario envía a la siguiente estación un contenido etiquetado</text:p>
        </text:list-item>
        <text:list-item>
          <text:p text:style-name="P30">Usuario envía a la siguiente estación un contenido sin etiquetar</text:p>
        </text:list-item>
        <text:list-item>
          <text:p text:style-name="P30">Usuario retorna a la estación anterior un contenido etiquetado</text:p>
        </text:list-item>
        <text:list-item>
          <text:p text:style-name="P30">Usuario retorna a la estación anterior un contenido sin etiquetar</text:p>
        </text:list-item>
        <text:list-item>
          <text:p text:style-name="P30">Usuario etiqueta un contenido sin etiquetar</text:p>
        </text:list-item>
        <text:list-item>
          <text:p text:style-name="P30">Usuario edita etiquetas en un articulo ya etiquetado</text:p>
        </text:list-item>
        <text:list-item>
          <text:p text:style-name="P30">Usuario elimina todas las etiquetas de un conetnido etiquetado.</text:p>
        </text:list-item>
        <text:list-item>
          <text:p text:style-name="P36">Usuario publica un contenido (fin del workflow)</text:p>
        </text:list-item>
      </text:list>
      <text:p text:style-name="P5"/>
      <text:p text:style-name="P2">Tipos de contenido</text:p>
      <text:list xml:id="list1369703351" text:style-name="L30">
        <text:list-item>
          <text:p text:style-name="P37">Todos los contenidos deben poder etiquetarse. Por ejemplo:</text:p>
          <text:list>
            <text:list-item>
              <text:p text:style-name="P37">Artículos</text:p>
            </text:list-item>
            <text:list-item>
              <text:p text:style-name="P37">Clasificados</text:p>
            </text:list-item>
            <text:list-item>
              <text:p text:style-name="P37">Banners</text:p>
            </text:list-item>
            <text:list-item>
              <text:p text:style-name="P37">etc.</text:p>
              <text:p text:style-name="P37"/>
            </text:list-item>
          </text:list>
        </text:list-item>
      </text:list>
      <text:p text:style-name="P7">Sub-escenarios</text:p>
      <text:list xml:id="list742972533" text:continue-list="list1721125106" text:style-name="L11">
        <text:list-item>
          <text:p text:style-name="P41">En los escenarios de back-end 2, 3, 4 y 5 se presentan las siguentes alternativas:</text:p>
          <text:list>
            <text:list-item>
              <text:p text:style-name="P41">éxito: se logra el objetivo correctamente</text:p>
            </text:list-item>
            <text:list-item>
              <text:p text:style-name="P41"><text:soft-page-break/>fracaso: no se puede lograr el objetivo por algún motivo en particular (Faltan datos obligatorios, los datos cargados no son válidos, etc). Deben figurar en los casos de test.</text:p>
            </text:list-item>
            <text:list-item>
              <text:p text:style-name="P41">cancelación: en cualquier momento el usuario puede cancelar la operación.</text:p>
            </text:list-item>
          </text:list>
        </text:list-item>
      </text:list>
      <text:p text:style-name="P5"/>
      <text:p text:style-name="P7">Casos de test</text:p>
      <text:list xml:id="list700282956" text:style-name="L31">
        <text:list-item>
          <text:p text:style-name="P49">No hay casos de test escrit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5-12T19:19:24</meta:creation-date>
    <dc:date>2010-05-18T21:17:46</dc:date>
    <dc:creator>Luis Aita</dc:creator>
    <meta:editing-duration>PT12H20M39S</meta:editing-duration>
    <meta:editing-cycles>48</meta:editing-cycles>
    <meta:generator>OpenOffice.org/3.2$Linux OpenOffice.org_project/320m12$Build-9483</meta:generator>
    <meta:document-statistic meta:table-count="0" meta:image-count="0" meta:object-count="0" meta:page-count="11" meta:paragraph-count="265" meta:word-count="2162" meta:character-count="13218"/>
  </office:meta>
</office:document-meta>
</file>